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application/rdf+xml" manifest:full-path="manifest.rdf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>
        <style:tab-stops/>
      </style:paragraph-properties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1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draw:frame draw:style-name="fr1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draw:frame draw:style-name="fr1" draw:name="Object12" text:anchor-type="as-char" svg:y="-0.437cm" svg:width="5.569cm" svg:height="0.591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1" draw:name="Object13" text:anchor-type="as-char" svg:y="-0.437cm" svg:width="5.375cm" svg:height="0.593cm" draw:z-index="6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draw:frame draw:style-name="fr1" draw:name="Object14" text:anchor-type="as-char" svg:y="-0.713cm" svg:width="3.034cm" svg:height="1.139cm" draw:z-index="7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1" draw:name="Object15" text:anchor-type="as-char" svg:y="-0.377cm" svg:width="2.796cm" svg:height="0.533cm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draw:frame draw:style-name="fr1" draw:name="Object4" text:anchor-type="as-char" svg:y="-1.085cm" svg:width="7.486cm" svg:height="2.3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1" text:anchor-type="as-char" svg:y="-1.058cm" svg:width="3.02cm" svg:height="2.245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6" text:anchor-type="as-char" svg:y="-0.713cm" svg:width="3.799cm" svg:height="1.139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The one below is not used, but I needed it for my own calculations</text:p>
      <text:p text:style-name="P1"><draw:frame draw:style-name="fr1" draw:name="Object5" text:anchor-type="as-char" svg:y="-1.087cm" svg:width="4.457cm" svg:height="2.302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ct3" text:anchor-type="as-char" svg:y="-0.437cm" svg:width="2.762cm" svg:height="0.593cm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2" text:anchor-type="as-char" svg:y="-0.437cm" svg:width="5.854cm" svg:height="0.593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4T21:09:22</dc:date>
    <dc:creator>Gianfranco Cecconi</dc:creator>
    <meta:editing-duration>PT10H5M48S</meta:editing-duration>
    <meta:editing-cycles>69</meta:editing-cycles>
    <meta:generator>OpenOffice/4.1.0$Unix OpenOffice.org_project/410m18$Build-9764</meta:generator>
    <meta:document-statistic meta:table-count="0" meta:image-count="0" meta:object-count="14" meta:page-count="1" meta:paragraph-count="15" meta:word-count="14" meta:character-count="80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sub>
                  <mi>y</mi>
                  <mi>i</mi>
                </msub>
                <mo stretchy="false">⩾</mo>
                <mn>0</mn>
              </mrow>
            </mrow>
          </mtd>
        </mtr>
        <mtr>
          <mtd>
            <mrow>
              <mrow>
                <msub>
                  <mi>y</mi>
                  <mi>i</mi>
                </msub>
                <mo stretchy="false">⩽</mo>
                <mn>1</mn>
              </mrow>
            </mrow>
          </mtd>
        </mtr>
        <mtr>
          <mtd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b>
                    <mi>x</mi>
                    <mrow>
                      <mi>i</mi>
                      <mi>,</mi>
                      <mi>j</mi>
                    </mrow>
                  </msub>
                </mrow>
                <mo stretchy="false">⩽</mo>
                <mrow>
                  <msub>
                    <mi>y</mi>
                    <mi>i</mi>
                  </msub>
                  <mo stretchy="false">⋅</mo>
                  <mi>T</mi>
                </mrow>
              </mrow>
            </mrow>
          </mtd>
        </mtr>
      </mtable>
      <mo stretchy="false">∀</mo>
      <mi>i</mi>
    </mrow>
    <annotation encoding="StarMath 5.0">stack { 
y_i geslant 0 #
y_i leslant 1 #
sum from j = 1 to N x_{i,j} leslant y_i cdot T 
} forall i 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c^T = [ p_{1,1} p_{1,2} ... p_{1,N} p_{2,1} ... p_{M,N} 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x^T = [ x_{1,1} x_{1,2} ... x_{1,N} x_{2,1} ... x_{M,N} ] </annotation>
  </semantics>
</math>
</file>

<file path=Object 14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  <mo stretchy="false">∀</mo>
      <mi>i</mi>
      <mi>,</mi>
      <mi>j</mi>
    </mrow>
    <annotation encoding="StarMath 5.0">sum from {i = 1} to {M} x_{i,j} = r_j forall i, j</annotation>
  </semantics>
</math>
</file>

<file path=Object 15/content.xml><?xml version="1.0" encoding="utf-8"?>
<math xmlns="http://www.w3.org/1998/Math/MathML">
  <semantics>
    <mrow>
      <mrow>
        <msub>
          <mi>x</mi>
          <mrow>
            <mi>i</mi>
            <mi>,</mi>
            <mi>j</mi>
          </mrow>
        </msub>
        <mo stretchy="false">⩽</mo>
        <msub>
          <mi>m</mi>
          <mrow>
            <mi>i</mi>
            <mi>,</mi>
            <mi>j</mi>
          </mrow>
        </msub>
      </mrow>
      <mo stretchy="false">∀</mo>
      <mi>i</mi>
      <mi>,</mi>
      <mi>j</mi>
    </mrow>
    <annotation encoding="StarMath 5.0">x_{i,j} leslant m_{i,j} forall i,j</annotation>
  </semantics>
</math>
</file>

<file path=Object 2/content.xml><?xml version="1.0" encoding="utf-8"?>
<math xmlns="http://www.w3.org/1998/Math/MathML">
  <semantics>
    <mrow>
      <mrow>
        <msup>
          <mi>m</mi>
          <mi>T</mi>
        </msup>
        <mo stretchy="false">=</mo>
        <mrow>
          <mo stretchy="false">[</mo>
          <mrow>
            <msub>
              <mi>m</mi>
              <mrow>
                <mn>1,1</mn>
              </mrow>
            </msub>
            <msub>
              <mi>m</mi>
              <mrow>
                <mn>1,2</mn>
              </mrow>
            </msub>
            <mn>...</mn>
            <msub>
              <mi>m</mi>
              <mrow>
                <mn>1,</mn>
                <mi>N</mi>
              </mrow>
            </msub>
            <msub>
              <mi>m</mi>
              <mrow>
                <mn>2,1</mn>
              </mrow>
            </msub>
            <mn>...</mn>
            <msub>
              <mi>m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m^T = [ m_{1,1} m_{1,2} ... m_{1,N} m_{2,1} ... m_{M,N} ] </annotation>
  </semantics>
</math>
</file>

<file path=Object 3/content.xml><?xml version="1.0" encoding="utf-8"?>
<math xmlns="http://www.w3.org/1998/Math/MathML">
  <semantics>
    <mrow>
      <mrow>
        <msup>
          <mi>r</mi>
          <mi>T</mi>
        </msup>
        <mo stretchy="false">=</mo>
        <mrow>
          <mo stretchy="false">[</mo>
          <mrow>
            <msub>
              <mi>r</mi>
              <mn>1</mn>
            </msub>
            <msub>
              <mi>r</mi>
              <mn>2</mn>
            </msub>
            <mn>...</mn>
            <msub>
              <mi>r</mi>
              <mi>N</mi>
            </msub>
          </mrow>
          <mo stretchy="false">]</mo>
        </mrow>
      </mrow>
    </mrow>
    <annotation encoding="StarMath 5.0">r^T = [ r_1 r_2 ... r_N ] </annotation>
  </semantics>
</math>
</file>

<file path=Object 4/content.xml><?xml version="1.0" encoding="utf-8"?>
<math xmlns="http://www.w3.org/1998/Math/MathML">
  <semantics>
    <mtable>
      <mtr>
        <mtd>
          <mrow>
            <mi mathvariant="italic">if</mi>
            <mrow>
              <mo stretchy="false">(</mo>
              <mrow>
                <mrow>
                  <mrow>
                    <munderover>
                      <mo stretchy="false">∑</mo>
                      <mrow>
                        <mrow>
                          <mi>j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&gt;</mo>
                  <mn>0</mn>
                </mrow>
              </mrow>
              <mo stretchy="false">)</mo>
            </mrow>
            <mi mathvariant="italic">is</mi>
            <mi mathvariant="italic">satisfied</mi>
          </mrow>
        </mtd>
      </mtr>
      <mtr>
        <mtd>
          <mrow>
            <mi mathvariant="italic">then</mi>
            <mrow>
              <mo stretchy="false">(</mo>
              <mrow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i>N</mi>
                        </mrow>
                      </munderover>
                      <msub>
                        <mi>p</mi>
                        <mrow>
                          <mi>i</mi>
                          <mi>,</mi>
                          <mi>j</mi>
                        </mrow>
                      </msub>
                    </mrow>
                    <mo stretchy="false">⋅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⩾</mo>
                  <msub>
                    <mi>v</mi>
                    <mi>i</mi>
                  </msub>
                </mrow>
              </mrow>
              <mo stretchy="false">)</mo>
            </mrow>
            <mi mathvariant="italic">must</mi>
            <mi mathvariant="italic">also</mi>
            <mi mathvariant="italic">be</mi>
            <mi mathvariant="italic">satisfied</mi>
          </mrow>
        </mtd>
      </mtr>
    </mtable>
    <annotation encoding="StarMath 5.0">if ( sum from {j = 1} to {N} x_{i,j} &gt; 0 ) is satisfied newline 
then ( sum from {j = 1} to {N} p_{i,j} cdot x_{i,j} geslant v_i ) must also be satisfied</annotation>
  </semantics>
</math>
</file>

<file path=Object 5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+</mo>
                  <mrow>
                    <mi>T</mi>
                    <mo stretchy="false">⋅</mo>
                    <msub>
                      <mi>y</mi>
                      <mi>i</mi>
                    </msub>
                  </mrow>
                </mrow>
                <mo stretchy="false">⩽</mo>
                <mi>T</mi>
              </mrow>
            </mrow>
          </mtd>
        </mtr>
        <mtr>
          <mtd>
            <mrow>
              <mrow>
                <mrow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sub>
                        <mi>p</mi>
                        <mrow>
                          <mi>i</mi>
                          <mi>,</mi>
                          <mi>j</mi>
                        </mrow>
                      </msub>
                    </mrow>
                    <mo stretchy="false">⋅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+</mo>
                  <mrow>
                    <msub>
                      <mi>v</mi>
                      <mi>i</mi>
                    </msub>
                    <mo stretchy="false">⋅</mo>
                    <msub>
                      <mi>y</mi>
                      <mi>i</mi>
                    </msub>
                  </mrow>
                </mrow>
                <mo stretchy="false">⩾</mo>
                <msub>
                  <mi>v</mi>
                  <mi>i</mi>
                </msub>
              </mrow>
            </mrow>
          </mtd>
        </mtr>
      </mtable>
      <mo stretchy="false">∀</mo>
      <mi>i</mi>
    </mrow>
    <annotation encoding="StarMath 5.0">stack { 
sum from j = 1 to N x_{i,j} + T cdot y_i leslant T # 
sum from j = 1 to N p_{i,j} cdot x_{i,j} + v_i cdot y_i geslant v_i} forall i</annotation>
  </semantics>
</math>
</file>

<file path=Object 6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row>
          <msub>
            <mi>y</mi>
            <mi>i</mi>
          </msub>
          <mo stretchy="false">⋅</mo>
          <msub>
            <mi>v</mi>
            <mi>i</mi>
          </msub>
        </mrow>
      </mrow>
      <mo stretchy="false">∀</mo>
      <mi>i</mi>
    </mrow>
    <annotation encoding="StarMath 5.0">sum from j = 1 to N p_{i,j} cdot x_{i,j} geslant y_i cdot v_i forall i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